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style:font-name="Ubuntu" fo:font-size="10pt" fo:font-weight="normal" officeooo:rsid="000472c0" officeooo:paragraph-rsid="000472c0" style:font-size-asian="8.75pt" style:font-weight-asian="normal" style:font-size-complex="10pt" style:font-weight-complex="normal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Ubuntu" fo:font-size="10pt" fo:font-weight="normal" officeooo:rsid="0004cdf9" officeooo:paragraph-rsid="0004cdf9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0pt" fo:font-weight="normal" officeooo:rsid="000550e9" officeooo:paragraph-rsid="000550e9" style:font-size-asian="8.75pt" style:font-weight-asian="normal" style:font-size-complex="10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Ubuntu" fo:font-size="10pt" fo:font-weight="normal" officeooo:rsid="000550e9" officeooo:paragraph-rsid="000550e9" style:font-size-asian="8.75pt" style:font-weight-asian="normal" style:font-size-complex="10pt" style:font-weight-complex="normal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Ubuntu" fo:font-size="10pt" fo:font-weight="normal" officeooo:rsid="000550e9" officeooo:paragraph-rsid="000550e9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0pt" fo:font-weight="normal" officeooo:rsid="0005ab0a" officeooo:paragraph-rsid="0005ab0a" style:font-size-asian="8.75pt" style:font-weight-asian="normal" style:font-size-complex="10pt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style:font-name="Ubuntu" fo:font-size="10pt" fo:font-weight="normal" officeooo:rsid="0005ab0a" officeooo:paragraph-rsid="0005ab0a" style:font-size-asian="8.75pt" style:font-weight-asian="normal" style:font-size-complex="10pt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style:font-name="Ubuntu" fo:font-size="10pt" fo:font-style="normal" fo:font-weight="normal" officeooo:rsid="0005ab0a" officeooo:paragraph-rsid="0005ab0a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5">
      <style:paragraph-properties fo:text-align="justify" style:justify-single-word="false"/>
      <style:text-properties style:font-name="Ubuntu" fo:font-size="10pt" fo:font-style="normal" fo:font-weight="normal" officeooo:rsid="000783aa" officeooo:paragraph-rsid="000783aa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0pt" fo:font-style="normal" fo:font-weight="normal" officeooo:rsid="000783aa" officeooo:paragraph-rsid="000783aa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0pt" fo:font-style="normal" fo:font-weight="normal" officeooo:rsid="00091320" officeooo:paragraph-rsid="00091320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0pt" fo:font-style="normal" fo:font-weight="normal" officeooo:rsid="000a0b59" officeooo:paragraph-rsid="000a0b59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0pt" fo:font-style="normal" fo:font-weight="normal" officeooo:rsid="000bb137" officeooo:paragraph-rsid="000bb137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6">
      <style:paragraph-properties fo:text-align="justify" style:justify-single-word="false"/>
      <style:text-properties style:font-name="Ubuntu" fo:font-size="10pt" fo:font-style="normal" fo:font-weight="normal" officeooo:rsid="000bb137" officeooo:paragraph-rsid="000bb137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7">
      <style:paragraph-properties fo:text-align="justify" style:justify-single-word="false"/>
      <style:text-properties style:font-name="Ubuntu" fo:font-size="10pt" fo:font-style="normal" fo:font-weight="normal" officeooo:rsid="000bb137" officeooo:paragraph-rsid="000bb137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7">
      <style:paragraph-properties fo:text-align="justify" style:justify-single-word="false"/>
      <style:text-properties style:font-name="Ubuntu" fo:font-size="10pt" fo:font-style="normal" fo:font-weight="normal" officeooo:rsid="000c0237" officeooo:paragraph-rsid="000c0237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0pt" fo:font-style="normal" fo:font-weight="normal" officeooo:rsid="000c0237" officeooo:paragraph-rsid="000c0237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0pt" fo:font-style="normal" fo:font-weight="normal" officeooo:rsid="000c261c" officeooo:paragraph-rsid="000c261c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0pt" fo:font-style="normal" fo:font-weight="normal" officeooo:rsid="000de5aa" officeooo:paragraph-rsid="000de5aa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Ubuntu" fo:font-size="12pt" fo:font-style="italic" style:text-underline-style="none" fo:font-weight="normal" officeooo:rsid="000550e9" officeooo:paragraph-rsid="000550e9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2pt" fo:font-style="italic" fo:font-weight="normal" officeooo:rsid="000550e9" officeooo:paragraph-rsid="000550e9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Ubuntu" fo:font-size="12pt" fo:font-style="italic" fo:font-weight="normal" officeooo:rsid="0005ab0a" officeooo:paragraph-rsid="0005ab0a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008a5d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0pt" fo:font-weight="normal" officeooo:rsid="00041e0d" officeooo:paragraph-rsid="00041e0d" style:font-size-asian="8.75pt" style:font-weight-asian="normal" style:font-size-complex="10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text-position="0% 100%" style:font-name="Ubuntu" fo:font-size="10pt" style:text-underline-style="none" fo:font-weight="bold" officeooo:rsid="000550e9" officeooo:paragraph-rsid="000550e9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position="sub 58%" style:font-name="Ubuntu" fo:font-size="12pt" fo:font-style="normal" fo:font-weight="bold" officeooo:rsid="0005ab0a" officeooo:paragraph-rsid="0005ab0a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paragraph-rsid="00008a5d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fo:font-weight="bold" officeooo:rsid="00008a5d" style:font-size-asian="20pt" style:font-weight-asian="bold" style:font-size-complex="20pt" style:font-weight-complex="bold"/>
    </style:style>
    <style:style style:name="T3" style:family="text">
      <style:text-properties style:font-name="Ubuntu" officeooo:rsid="00008a5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">Modelagem de Banco de Dados I</text:span></text:p>
      <text:p text:style-name="P23"><text:span text:style-name="T2"/></text:p>
      <text:p text:style-name="P27"><text:span text:style-name="T2"/></text:p>
      <text:list xml:id="list2121169536" text:style-name="L2">
        <text:list-item>
          <text:p text:style-name="P24"><text:span text:style-name="T3">L</text:span><text:span text:style-name="T1">acuna em gestão de pessoas e habilidades da área de humanas em TI</text:span></text:p>
        </text:list-item>
        <text:list-item>
          <text:p text:style-name="P1">Ciclo de desenvolvimentos</text:p>
        </text:list-item>
        <text:list-item>
          <text:p text:style-name="P2">JAVASCRIPT, JAVA, C#, PHP, PYTHON, SQL, .NET (CORE)</text:p>
        </text:list-item>
        <text:list-item>
          <text:p text:style-name="P25">Banco de Dados é essencial para toda a área de TI</text:p>
        </text:list-item>
      </text:list>
      <text:p text:style-name="P3"/>
      <text:p text:style-name="P20">Capacidades desenvolvidas</text:p>
      <text:p text:style-name="P3"/>
      <text:list xml:id="list222910766647913" text:continue-numbering="true" text:style-name="L2">
        <text:list-item>
          <text:p text:style-name="P4">Identificar e utilizar os conceitos de um sistema de Banco de Dados, modelo conceitual</text:p>
        </text:list-item>
        <text:list-item>
          <text:p text:style-name="P4">Utilizar ferramentas CASE e linguagem SQL para definição e manipulação de dados</text:p>
        </text:list-item>
        <text:list-item>
          <text:p text:style-name="P4">Compreender a normalização de banco de dados</text:p>
        </text:list-item>
        <text:list-item>
          <text:p text:style-name="P4">Implementar modelo conceitual e relacional</text:p>
        </text:list-item>
        <text:list-item>
          <text:p text:style-name="P4">Classificar um Sistema de Gerenciamento de Banco de Dados</text:p>
        </text:list-item>
      </text:list>
      <text:p text:style-name="P3"/>
      <text:p text:style-name="P21">Ementa</text:p>
      <text:p text:style-name="P3"/>
      <text:list xml:id="list222911363808535" text:continue-numbering="true" text:style-name="L2">
        <text:list-item>
          <text:p text:style-name="P4">Evolução dos sistemas de informação e dos bancos de dados.</text:p>
        </text:list-item>
        <text:list-item>
          <text:p text:style-name="P4">Modelos de dados: Redes, Hierárquicos, Relacional, Orientado a objetos e Objeto-relacional</text:p>
        </text:list-item>
        <text:list-item>
          <text:p text:style-name="P4">Conceitos de Base de Dados</text:p>
        </text:list-item>
        <text:list-item>
          <text:p text:style-name="P4">Objetivos dos bancos de dados</text:p>
        </text:list-item>
        <text:list-item>
          <text:p text:style-name="P4">Estudo dos modelos de dados Conceitual, lógico e físico</text:p>
        </text:list-item>
        <text:list-item>
          <text:p text:style-name="P4">Projeto de Banco de Dados relacional</text:p>
        </text:list-item>
        <text:list-item>
          <text:p text:style-name="P4">Álgebra Relacional</text:p>
        </text:list-item>
      </text:list>
      <text:p text:style-name="P3"/>
      <text:p text:style-name="P3"/>
      <text:p text:style-name="P21">Metodologia Proposta</text:p>
      <text:p text:style-name="P3"/>
      <text:list xml:id="list3520088139" text:style-name="L3">
        <text:list-item>
          <text:p text:style-name="P5">Aulas Expositivas.</text:p>
        </text:list-item>
        <text:list-item>
          <text:p text:style-name="P5">Aprendizagem baseada em Projetos</text:p>
        </text:list-item>
      </text:list>
      <text:p text:style-name="P3"/>
      <text:p text:style-name="P3"/>
      <text:p text:style-name="P22">Bibliografia</text:p>
      <text:p text:style-name="P6"/>
      <text:list xml:id="list2421395933" text:style-name="L4">
        <text:list-item>
          <text:p text:style-name="P7"><text:span text:style-name="T4">HEUSER, C. A.</text:span> Projeto de Banco de Dados. 6 ED</text:p>
        </text:list-item>
        <text:list-item>
          <text:p text:style-name="P7"><text:span text:style-name="T4">DATE, C. J.</text:span> Projeto de Banco de Dados e Teoria Relacional</text:p>
        </text:list-item>
        <text:list-item>
          <text:p text:style-name="P7"><text:span text:style-name="T4">ELMASRI, R </text:span>Sistemas de banco de dados</text:p>
        </text:list-item>
        <text:list-item>
          <text:p text:style-name="P7">Bóson Treinamentos</text:p>
        </text:list-item>
      </text:list>
      <text:p text:style-name="P6"/>
      <text:p text:style-name="P22">Introdução e Conceitos</text:p>
      <text:p text:style-name="P26">capítulo 1</text:p>
      <text:p text:style-name="P22"/>
      <text:list xml:id="list3505167219" text:style-name="L5">
        <text:list-item>
          <text:p text:style-name="P8">Banco de dados</text:p>
          <text:p text:style-name="P9">Comprtilhamento de dados</text:p>
          <text:p text:style-name="P9">sistema de gerencia de banco de dados</text:p>
        </text:list-item>
        <text:list-item>
          <text:p text:style-name="P9">modelos de banco de dados</text:p>
        </text:list-item>
      </text:list>
      <text:p text:style-name="P10"/>
      <text:p text:style-name="P10"/>
      <text:p text:style-name="P10"/>
      <text:p text:style-name="P10">Como informática é adotada em organizações</text:p>
      <text:p text:style-name="P10">Informática é implementada gradativamente</text:p>
      <text:p text:style-name="P10">Exemplo – empresa hipotética</text:p>
      <text:p text:style-name="P10">Implementa gradativamente sistemas para:</text:p>
      <text:p text:style-name="P10"><text:soft-page-break/>Vendas </text:p>
      <text:p text:style-name="P10">Produção</text:p>
      <text:p text:style-name="P10">Compras</text:p>
      <text:p text:style-name="P10">Onde ficam os dados de produto?</text:p>
      <text:p text:style-name="P10"/>
      <text:p text:style-name="P11">Banco de dados</text:p>
      <text:p text:style-name="P11">conjunto de arquivos integrados que atendem a um conjunto de sistemas</text:p>
      <text:p text:style-name="P11"/>
      <text:p text:style-name="P11">sgbd – arquivo único</text:p>
      <text:p text:style-name="P11"/>
      <text:p text:style-name="P11"/>
      <text:p text:style-name="P11"/>
      <text:p text:style-name="P11">banco de dados → servidor físico (hardware e SO, geralmente linux) → SGBD</text:p>
      <text:p text:style-name="P11"/>
      <text:p text:style-name="P12">Hoje, o servidor físico tem sido subtituído por nuvem.</text:p>
      <text:p text:style-name="P12"/>
      <text:p text:style-name="P12">servidor virtual → front-end → back-end → ip fixo</text:p>
      <text:p text:style-name="P12"/>
      <text:p text:style-name="P13">software monobloco</text:p>
      <text:p text:style-name="P13"/>
      <text:p text:style-name="P13">Banco de dados relacional</text:p>
      <text:list xml:id="list3631055724" text:style-name="L6">
        <text:list-item>
          <text:p text:style-name="P14">Ex: Excel</text:p>
        </text:list-item>
        <text:list-item>
          <text:p text:style-name="P14">Células se relacionam entre si para ofertar a solução (informação)</text:p>
        </text:list-item>
      </text:list>
      <text:p text:style-name="P13"/>
      <text:p text:style-name="P13">Banco de dados não-relaciona</text:p>
      <text:list xml:id="list985415104" text:style-name="L7">
        <text:list-item>
          <text:p text:style-name="P15">Ex: IoT</text:p>
        </text:list-item>
        <text:list-item>
          <text:p text:style-name="P16">A relação se dá entre cada “célula” ou “dado” específico. Não há relação entre informações de tipos diferentes. Dados são observados individualmente e ofertam soluções dessa forma</text:p>
        </text:list-item>
      </text:list>
      <text:p text:style-name="P17">SQL server</text:p>
      <text:p text:style-name="P17"/>
      <text:p text:style-name="P17">CREATE TABLE countries (</text:p>
      <text:p text:style-name="P17">country_id CHAR (2) PRIMARY_KEY</text:p>
      <text:p text:style-name="P17">region_id INT </text:p>
      <text:p text:style-name="P17"/>
      <text:p text:style-name="P17"/>
      <text:p text:style-name="P17">Variáveis = vermelho</text:p>
      <text:p text:style-name="P18">HTML front</text:p>
      <text:p text:style-name="P18">Javasscript back</text:p>
      <text:p text:style-name="P18">SQL banco de dados</text:p>
      <text:p text:style-name="P18"/>
      <text:p text:style-name="P18">string = texto</text:p>
      <text:p text:style-name="P19">token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9:18.415141166</meta:creation-date>
    <dc:date>2022-08-15T22:29:10.022373741</dc:date>
    <meta:editing-duration>PT14M34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64" meta:word-count="383" meta:character-count="2249" meta:non-whitespace-character-count="1956"/>
  </office:meta>
</office:document-meta>
</file>